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9.85pt"/>
    </style:style>
    <style:style style:name="co7" style:family="table-column">
      <style:table-column-properties fo:break-before="auto" style:column-width="80.25pt"/>
    </style:style>
    <style:style style:name="co8" style:family="table-column">
      <style:table-column-properties fo:break-before="auto" style:column-width="32.51pt"/>
    </style:style>
    <style:style style:name="co9" style:family="table-column">
      <style:table-column-properties fo:break-before="auto" style:column-width="57.86pt"/>
    </style:style>
    <style:style style:name="co10" style:family="table-column">
      <style:table-column-properties fo:break-before="auto" style:column-width="67.8pt"/>
    </style:style>
    <style:style style:name="co11" style:family="table-column">
      <style:table-column-properties fo:break-before="auto" style:column-width="172.09pt"/>
    </style:style>
    <style:style style:name="co12" style:family="table-column">
      <style:table-column-properties fo:break-before="auto" style:column-width="110.49pt"/>
    </style:style>
    <style:style style:name="co13" style:family="table-column">
      <style:table-column-properties fo:break-before="auto" style:column-width="114.04pt"/>
    </style:style>
    <style:style style:name="co1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3.75pt" fo:break-before="auto" style:use-optimal-row-height="false"/>
    </style:style>
    <style:style style:name="ro4" style:family="table-row">
      <style:table-row-properties style:row-height="25.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6.2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30.76pt" fo:break-before="auto" style:use-optimal-row-height="false"/>
    </style:style>
    <style:style style:name="ro11" style:family="table-row">
      <style:table-row-properties style:row-height="39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38.24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95.24pt" fo:break-before="auto" style:use-optimal-row-height="false"/>
    </style:style>
    <style:style style:name="ro17" style:family="table-row">
      <style:table-row-properties style:row-height="31.49pt" fo:break-before="auto" style:use-optimal-row-height="false"/>
    </style:style>
    <style:style style:name="ro18"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21"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fo:font-size="12pt" style:font-size-asian="12pt" style:font-size-complex="12pt"/>
    </style:style>
    <style:style style:name="ce23"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24"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26"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28"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31"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14" style:family="table-cell" style:parent-style-name="Default">
      <style:table-cell-properties fo:background-color="#dddddd"/>
    </style:style>
    <style:style style:name="ce34" style:family="table-cell" style:parent-style-name="Default">
      <style:table-cell-properties fo:background-color="#00cc00"/>
      <style:text-properties fo:font-size="12pt" style:font-size-asian="12pt" style:font-size-complex="12pt"/>
    </style:style>
    <style:style style:name="ce33" style:family="table-cell" style:parent-style-name="Default">
      <style:table-cell-properties fo:background-color="#ff0000"/>
      <style:text-properties fo:font-size="12pt" style:font-size-asian="12pt" style:font-size-complex="12pt"/>
    </style:style>
    <style:style style:name="ce3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178.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84.47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5.09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347.1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3.24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46.9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5.7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1011" table:default-cell-style-name="ce22"/>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29"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table:number-columns-repeated="3"/>
          <table:table-cell table:style-name="ce12" office:value-type="string" calcext:value-type="string" table:number-columns-spanned="1" table:number-rows-spanned="2">
            <text:p>Number of Frames in the test</text:p>
          </table:table-cell>
          <table:table-cell table:style-name="ce2" table:number-columns-repeated="2"/>
          <table:table-cell table:number-columns-repeated="1011"/>
        </table:table-row>
        <table:table-row table:style-name="ro2">
          <table:covered-table-cell table:number-columns-repeated="3" table:style-name="ce2"/>
          <table:table-cell table:style-name="ce2"/>
          <table:covered-table-cell table:style-name="ce2"/>
          <table:covered-table-cell table:style-name="ce9"/>
          <table:covered-table-cell table:style-name="ce31"/>
          <table:table-cell table:style-name="ce12" office:value-type="string" calcext:value-type="string">
            <text:p>New API</text:p>
          </table:table-cell>
          <table:table-cell table:style-name="ce12" office:value-type="string" calcext:value-type="string">
            <text:p>New Run function</text:p>
          </table:table-cell>
          <table:table-cell table:style-name="ce12" office:value-type="string" calcext:value-type="string">
            <text:p>Wired AND Enabled</text:p>
          </table:table-cell>
          <table:covered-table-cell table:style-name="ce12"/>
          <table:table-cell table:style-name="ce1" office:value-type="string" calcext:value-type="string">
            <text:p>Notes</text:p>
          </table:table-cell>
          <table:table-cell table:style-name="ce2" office:value-type="string" calcext:value-type="string">
            <text:p>ISO note</text:p>
          </table:table-cell>
          <table:table-cell table:number-columns-repeated="1011"/>
        </table:table-row>
        <table:table-row table:style-name="ro1">
          <table:table-cell table:style-name="ce21"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ce14" table:number-columns-repeated="5"/>
          <table:table-cell table:style-name="ce7" table:number-columns-repeated="2"/>
          <table:table-cell table:number-columns-repeated="1011"/>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59"/>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office:value-type="string" calcext:value-type="string">
            <text:p>TestIso_7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60"/>
          <table:table-cell office:value-type="float" office:value="10" calcext:value-type="float">
            <text:p>10</text:p>
          </table:table-cell>
          <table:table-cell table:number-columns-repeated="852"/>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office:value-type="string" calcext:value-type="string">
            <text:p>TestIso_7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office:value-type="string" calcext:value-type="string">
            <text:p>TestIso_7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office:value-type="string" calcext:value-type="string">
            <text:p>TestIso_7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style-name="Default"/>
          <table:table-cell office:value-type="string" calcext:value-type="string">
            <office:annotation draw:style-name="gr1" draw:text-style-name="P2" svg:width="82.18pt" svg:height="183.97pt" svg:x="1334.75pt" svg:y="146.18pt" draw:caption-point-x="0pt" draw:caption-point-y="0pt">
              <dc:date>2020-10-11T00:00:00</dc:date>
              <text:p text:style-name="P1"><text:span text:style-name="T1">Test sequence is ambiguous. It clearly wants to test that IUT does not finish protocol exception when monitoring only 10 recessive bits. But test does not explicitly state that ACK bit shall be sent dominant by IUT! This should be reported to ISO comitee.</text:span></text:p>
              <text:p text:style-name="P1"><text:span text:style-name="T1"/></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7" calcext:value-type="float">
            <text:p>7</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office:value-type="string" calcext:value-type="string">
            <text:p>TestIso_7_1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0" calcext:value-type="float">
            <text:p>20</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office:value-type="string" calcext:value-type="string">
            <text:p>TestIso_7_1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5"/>
        </table:table-row>
        <table:table-row table:style-name="ro1">
          <table:table-cell table:style-name="ce23" office:value-type="string" calcext:value-type="string" table:number-columns-spanned="5" table:number-rows-spanned="1">
            <text:p>Error Detection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table:table-cell office:value-type="string" calcext:value-type="string">
            <text:p><text:s/>Stuff error for basic frame</text:p>
          </table:table-cell>
          <table:table-cell office:value-type="string" calcext:value-type="string">
            <text:p>TestIso_7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9" calcext:value-type="float">
            <text:p>99</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office:value-type="string" calcext:value-type="string">
            <text:p>TestIso_7_2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78" calcext:value-type="float">
            <text:p>17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office:value-type="string" calcext:value-type="string">
            <text:p>TestIso_7_2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08" calcext:value-type="float">
            <text:p>1008</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office:value-type="string" calcext:value-type="string">
            <text:p>TestIso_7_2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9" calcext:value-type="float">
            <text:p>9</text:p>
          </table:table-cell>
          <table:table-cell office:value-type="string" calcext:value-type="string">
            <office:annotation draw:style-name="gr2" draw:text-style-name="P2" svg:width="82.18pt" svg:height="90.14pt" svg:x="1238pt" svg:y="268.36pt" draw:caption-point-x="-17.29pt" draw:caption-point-y="42.8pt">
              <dc:date>2020-12-18T00:00:00</dc:date>
              <text:p text:style-name="P1"><text:span text:style-name="T1">Testing of CRC issue so far skipped. Also test for stuff counter is not really relevant because due to this, CRC will be also affected.</text:span></text:p>
            </office:annotation>
            <text:p>TODO</text:p>
          </table:table-cell>
          <table:table-cell table:number-columns-repeated="1012"/>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office:value-type="string" calcext:value-type="string">
            <text:p>TestIso_7_2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2" calcext:value-type="float">
            <text:p>22</text:p>
          </table:table-cell>
          <table:table-cell table:style-name="Default"/>
          <table:table-cell office:value-type="string" calcext:value-type="string">
            <office:annotation draw:style-name="gr3" draw:text-style-name="P2" svg:width="82.18pt" svg:height="80.76pt" svg:x="1334.75pt" svg:y="356.17pt" draw:caption-point-x="0pt" draw:caption-point-y="0pt">
              <dc:date>2020-11-24T00:00:00</dc:date>
              <text:p text:style-name="P1"><text:span text:style-name="T1">How should those 22 elementary tests be explained?</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5" calcext:value-type="float">
            <text:p>5</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Error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24" office:value-type="string" calcext:value-type="string">
            <text:p>Eighth bit of an error and overload delimiter</text:p>
          </table:table-cell>
          <table:table-cell office:value-type="string" calcext:value-type="string">
            <text:p>TestIso_7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office:value-type="string" calcext:value-type="string">
            <text:p>TestIso_7_4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office:value-type="string" calcext:value-type="string">
            <text:p>TestIso_7_4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Passive error state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office:value-type="string" calcext:value-type="string">
            <text:p>TestIso_7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office:value-type="string" calcext:value-type="string">
            <text:p>TestIso_7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7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 calcext:value-type="float">
            <text:p>12</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office:value-type="string" calcext:value-type="string">
            <text:p>TestIso_7_5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8" calcext:value-type="float">
            <text:p>18</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office:value-type="string" calcext:value-type="string">
            <text:p>TestIso_7_5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office:value-type="string" calcext:value-type="string">
            <text:p>TestIso_7_5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 calcext:value-type="float">
            <text:p>6</text:p>
          </table:table-cell>
          <table:table-cell table:number-columns-repeated="1013"/>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office:value-type="string" calcext:value-type="string">
            <text:p>TestIso_7_5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office:value-type="string" calcext:value-type="string">
            <text:p>TestIso_7_6_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office:value-type="string" calcext:value-type="string">
            <text:p>TestIso_7_6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3" calcext:value-type="float">
            <text:p>3</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office:value-type="string" calcext:value-type="string">
            <text:p>TestIso_7_6_2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4" calcext:value-type="float">
            <text:p>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office:value-type="string" calcext:value-type="string">
            <text:p>TestIso_7_6_2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4" calcext:value-type="float">
            <text:p>14</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office:value-type="string" calcext:value-type="string">
            <text:p>TestIso_7_6_2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0" calcext:value-type="float">
            <text:p>10</text:p>
          </table:table-cell>
          <table:table-cell table:number-columns-repeated="1013"/>
        </table:table-row>
        <table:table-row table:style-name="ro1">
          <table:table-cell table:style-name="ce21" office:value-type="string" calcext:value-type="string" table:number-columns-spanned="5" table:number-rows-spanned="1">
            <text:p>Bit timing Classical CAN format - Receiv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office:value-type="string" calcext:value-type="string">
            <text:p>TestIso_7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ROP(N)+PH1(N)+PH2(N)+1</text:p>
          </table:table-cell>
          <table:table-cell office:value-type="string" calcext:value-type="string">
            <office:annotation draw:style-name="gr4" draw:text-style-name="P2" svg:width="82.18pt" svg:height="352.86pt" svg:x="1238pt" svg:y="1077.11pt" draw:caption-point-x="-17.29pt" draw:caption-point-y="42.8pt">
              <dc:date>2020-11-15T00:00:00</dc:date>
              <text:p text:style-name="P1"><text:span text:style-name="T1">Here, without Monitor Input delay, the test does not pass. Strictly speaking, from the edge of SOF of retransmitted frame, to start of Bit frame, it can be slightly more than 6 bit times xactly due to input delay! If edge occurs just at the end of time quanta, it will be resyncrhonized in the middle of next time quanta and processed only at the end on next TQ. Therefore the final delay between SOF and RX frame, can be slightly higher than 6 Bit times. This MUST be checked with certication authority before running the tests.</text:span></text:p>
            </office:annotation>
            <text:p>Warning</text:p>
          </table:table-cell>
          <table:table-cell table:number-columns-repeated="1012"/>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N) – SJW(N)</text:p>
          </table:table-cell>
          <table:table-cell table:number-columns-repeated="1013"/>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N)</text:p>
          </table:table-cell>
          <table:table-cell table:number-columns-repeated="1013"/>
        </table:table-row>
        <table:table-row table:style-name="ro1">
          <table:table-cell table:style-name="ce21" office:value-type="string" calcext:value-type="string" table:number-columns-spanned="5" table:number-rows-spanned="1">
            <text:p>Bit timing CAN FD frame format – Received Frame</text:p>
          </table:table-cell>
          <table:covered-table-cell table:number-columns-repeated="4"/>
          <table:table-cell table:style-name="ce7" table:number-columns-repeated="8"/>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2" calcext:value-type="float">
            <text:p>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N)-PH2(N)-SJW(N)-2</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5" draw:text-style-name="P2" svg:width="82.18pt" svg:height="118.29pt" svg:x="1238pt" svg:y="1332.11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82.18pt" svg:height="33.85pt" svg:x="1352.04pt" svg:y="1332.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2.04pt" svg:y="1347.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office:value-type="string" calcext:value-type="string">
            <office:annotation draw:style-name="gr7" draw:text-style-name="P2" svg:width="82.18pt" svg:height="165.2pt" svg:x="1238pt" svg:y="1362.1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Warning</text:p>
          </table:table-cell>
          <table:table-cell office:value-type="string" calcext:value-type="string">
            <office:annotation draw:style-name="gr6" draw:text-style-name="P2" svg:width="82.18pt" svg:height="52.61pt" svg:x="1352.04pt" svg:y="1362.1pt" draw:caption-point-x="-17.29pt" draw:caption-point-y="42.8pt">
              <dc:date>2021-02-02T00:00:00</dc:date>
              <text:p text:style-name="P1"><text:span text:style-name="T1">It should be said that BRS = 1 in test conditions.</text:span></text:p>
              <text:p text:style-name="P1"><text:span text:style-name="T1">Also, elem test ends with {.</text:span></text:p>
            </office:annotation>
            <text:p>Ambiguous + Typo</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office:value-type="string" calcext:value-type="string">
            <office:annotation draw:style-name="gr5" draw:text-style-name="P2" svg:width="82.18pt" svg:height="118.29pt" svg:x="1238pt" svg:y="1377.13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 = BRP_FD</text:p>
          </table:table-cell>
          <table:table-cell office:value-type="string" calcext:value-type="string">
            <office:annotation draw:style-name="gr6" draw:text-style-name="P2" svg:width="82.18pt" svg:height="33.85pt" svg:x="1352.04pt" svg:y="1377.13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82.18pt" svg:height="33.85pt" svg:x="1352.04pt" svg:y="1392.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NTQ(D)-PH2(D)-SJW(D)-2</text:p>
          </table:table-cell>
          <table:table-cell/>
          <table:table-cell office:value-type="string" calcext:value-type="string">
            <office:annotation draw:style-name="gr6" draw:text-style-name="P2" svg:width="82.18pt" svg:height="33.85pt" svg:x="1352.04pt" svg:y="1407.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style-name="Default"/>
          <table:table-cell office:value-type="string" calcext:value-type="string">
            <office:annotation draw:style-name="gr6" draw:text-style-name="P2" svg:width="82.18pt" svg:height="33.85pt" svg:x="1352.04pt" svg:y="1422.11pt" draw:caption-point-x="-17.29pt" draw:caption-point-y="42.8pt">
              <dc:date>2021-01-23T00:00:00</dc:date>
              <text:p text:style-name="P1"><text:span text:style-name="T1">It should be said </text:span><text:span text:style-name="T1">that BRS = 1 in </text:span><text:span text:style-name="T1">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2.04pt" svg:y="1437.1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SJW(D)</text:p>
          </table:table-cell>
          <table:table-cell/>
          <table:table-cell office:value-type="string" calcext:value-type="string">
            <office:annotation draw:style-name="gr6" draw:text-style-name="P2" svg:width="82.18pt" svg:height="33.85pt" svg:x="1352.04pt" svg:y="1452.1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2.04pt" svg:y="1467.13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2.04pt" svg:y="1482.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string" calcext:value-type="string">
            <text:p>PH2(D) – SJW(D)</text:p>
          </table:table-cell>
          <table:table-cell/>
          <table:table-cell office:value-type="string" calcext:value-type="string">
            <office:annotation draw:style-name="gr6" draw:text-style-name="P2" svg:width="82.18pt" svg:height="33.85pt" svg:x="1352.04pt" svg:y="1497.12pt" draw:caption-point-x="-17.29pt" draw:caption-point-y="42.8pt">
              <dc:date>2021-01-23T00:00:00</dc:date>
              <text:p text:style-name="P1"><text:span text:style-name="T1">It should be said that BRS = 1 in test conditions.</text:span></text:p>
            </office:annotation>
            <text:p>Ambiguous</text:p>
          </table:table-cell>
          <table:table-cell table:number-columns-repeated="1011"/>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table:number-columns-repeated="1012"/>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style-name="Default"/>
          <table:table-cell office:value-type="string" calcext:value-type="string">
            <office:annotation draw:style-name="gr8" draw:text-style-name="P2" svg:width="82.18pt" svg:height="127.67pt" svg:x="1334.75pt" svg:y="1614.93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Error</text:p>
          </table:table-cell>
          <table:table-cell table:number-columns-repeated="1011"/>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table:style-name="ce21" office:value-type="string" calcext:value-type="string" table:number-columns-spanned="5" table:number-rows-spanned="1">
            <text:p>Valid Frame Forma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office:value-type="string" calcext:value-type="string">
            <text:p>TestIso_8_1_2</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25" calcext:value-type="float">
            <text:p>125</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1" calcext:value-type="float">
            <text:p>1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office:value-type="string" calcext:value-type="string">
            <text:p>TestIso_8_1_4</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62" calcext:value-type="float">
            <text:p>62</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 calcext:value-type="float">
            <text:p>1</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6" calcext:value-type="float">
            <text:p>16</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13" calcext:value-type="float">
            <text:p>13</text:p>
          </table:table-cell>
          <table:table-cell table:number-columns-repeated="1013"/>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34" office:value-type="string" calcext:value-type="string">
            <text:p>Completed</text:p>
          </table:table-cell>
          <table:table-cell table:number-columns-repeated="2" table:style-name="ce24" office:value-type="string" calcext:value-type="string">
            <text:p>Yes</text:p>
          </table:table-cell>
          <table:table-cell table:style-name="ce24"/>
          <table:table-cell office:value-type="float" office:value="8" calcext:value-type="float">
            <text:p>8</text:p>
          </table:table-cell>
          <table:table-cell table:number-columns-repeated="1013"/>
        </table:table-row>
        <table:table-row table:style-name="ro1">
          <table:table-cell table:style-name="ce21" office:value-type="string" calcext:value-type="string" table:number-columns-spanned="5" table:number-rows-spanned="1">
            <text:p>Error Detection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office:value-type="string" calcext:value-type="string">
            <text:p>TestIso_8_2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4" calcext:value-type="float">
            <text:p>34</text:p>
          </table:table-cell>
          <table:table-cell office:value-type="string" calcext:value-type="string">
            <office:annotation draw:style-name="gr3" draw:text-style-name="P2" svg:width="82.18pt" svg:height="80.76pt" svg:x="1238pt" svg:y="1807.71pt" draw:caption-point-x="-17.29pt" draw:caption-point-y="42.8pt">
              <dc:date>2020-10-28T00:00:00</dc:date>
              <text:p text:style-name="P1"><text:span text:style-name="T1">For now, the test uses randomization, but it does not explicitly makes all bit types in CAN FD enabled variant!</text:span></text:p>
            </office:annotation>
            <text:p>TODO</text:p>
          </table:table-cell>
          <table:table-cell table:number-columns-repeated="1012"/>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office:value-type="string" calcext:value-type="string">
            <text:p>TestIso_8_2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5" calcext:value-type="float">
            <text:p>35</text:p>
          </table:table-cell>
          <table:table-cell office:value-type="string" calcext:value-type="string">
            <office:annotation draw:style-name="gr3" draw:text-style-name="P2" svg:width="82.18pt" svg:height="80.76pt" svg:x="1238pt" svg:y="1822.71pt" draw:caption-point-x="-17.29pt" draw:caption-point-y="42.8pt">
              <dc:date>2020-10-28T00:00:00</dc:date>
              <text:p text:style-name="P1"><text:span text:style-name="T1">For now, the test uses randomization, but it does not explicitly makes all bit types in CAN FD enabled variant!</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office:value-type="string" calcext:value-type="string">
            <text:p>TestIso_8_2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74" calcext:value-type="float">
            <text:p>74</text:p>
          </table:table-cell>
          <table:table-cell office:value-type="string" calcext:value-type="string">
            <office:annotation draw:style-name="gr3" draw:text-style-name="P2" svg:width="82.18pt" svg:height="80.76pt" svg:x="1238pt" svg:y="1837.73pt" draw:caption-point-x="-17.29pt" draw:caption-point-y="42.8pt">
              <dc:date>2020-10-29T00:00:00</dc:date>
              <text:p text:style-name="P1"><text:span text:style-name="T1">CAN FD variant variant has only 38 tests, but ISO states 39. Find out why!!</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office:value-type="string" calcext:value-type="string">
            <text:p>TestIso_8_2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14" calcext:value-type="float">
            <text:p>114</text:p>
          </table:table-cell>
          <table:table-cell office:value-type="string" calcext:value-type="string">
            <office:annotation draw:style-name="gr9" draw:text-style-name="P2" svg:width="82.18pt" svg:height="108.91pt" svg:x="1238pt" svg:y="1852.72pt" draw:caption-point-x="-17.29pt" draw:caption-point-y="42.8pt">
              <dc:date>2020-10-29T00:00:00</dc:date>
              <text:p text:style-name="P1"><text:span text:style-name="T1">CAN FD variant variant has only 38 tests, but ISO states 39. Find out why!!</text:span></text:p>
              <text:p text:style-name="P1"><text:span text:style-name="T1"/></text:p>
              <text:p text:style-name="P1"><text:span text:style-name="T1">Also Common variant has more iterations than ISO. It needs to be found why!</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office:value-type="string" calcext:value-type="string">
            <text:p>TestIso_8_2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3" calcext:value-type="float">
            <text:p>23</text:p>
          </table:table-cell>
          <table:table-cell office:value-type="string" calcext:value-type="string">
            <office:annotation draw:style-name="gr9" draw:text-style-name="P2" svg:width="82.18pt" svg:height="108.91pt" svg:x="1220.71pt" svg:y="1910.52pt" draw:caption-point-x="0pt" draw:caption-point-y="0pt">
              <dc:date>2020-10-30T00:00:00</dc:date>
              <text:p text:style-name="P1"><text:span text:style-name="T1">CAN FD variant variant says only 16 test cases, but in reality, there are 18 test cases!</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office:value-type="string" calcext:value-type="string">
            <text:p>TestIso_8_2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08" calcext:value-type="float">
            <text:p>1008</text:p>
          </table:table-cell>
          <table:table-cell table:number-columns-repeated="1013"/>
        </table:table-row>
        <table:table-row table:style-name="ro1">
          <table:table-cell table:style-name="ce21" office:value-type="string" calcext:value-type="string" table:number-columns-spanned="5" table:number-rows-spanned="1">
            <text:p>Error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34" office:value-type="string" calcext:value-type="string">
            <text:p>Completed</text:p>
          </table:table-cell>
          <table:table-cell table:style-name="ce24" table:number-columns-repeated="3"/>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34" office:value-type="string" calcext:value-type="string">
            <text:p>Completed</text:p>
          </table:table-cell>
          <table:table-cell table:style-name="ce24" table:number-columns-repeated="3"/>
          <table:table-cell office:value-type="float" office:value="8" calcext:value-type="float">
            <text:p>8</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34" office:value-type="string" calcext:value-type="string">
            <text:p>Completed</text:p>
          </table:table-cell>
          <table:table-cell table:style-name="ce24" table:number-columns-repeated="3"/>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34" office:value-type="string" calcext:value-type="string">
            <text:p>Completed</text:p>
          </table:table-cell>
          <table:table-cell table:style-name="ce24" table:number-columns-repeated="3"/>
          <table:table-cell office:value-type="float" office:value="3" calcext:value-type="float">
            <text:p>3</text:p>
          </table:table-cell>
          <table:table-cell table:number-columns-repeated="1013"/>
        </table:table-row>
        <table:table-row table:style-name="ro1">
          <table:table-cell table:style-name="ce21" office:value-type="string" calcext:value-type="string" table:number-columns-spanned="5" table:number-rows-spanned="1">
            <text:p>Overload frame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table:style-name="ce21" office:value-type="string" calcext:value-type="string" table:number-columns-spanned="5" table:number-rows-spanned="1">
            <text:p>Passive error state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office:value-type="string" calcext:value-type="string">
            <text:p>TestIso_8_5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8" calcext:value-type="float">
            <text:p>18</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office:value-type="string" calcext:value-type="string">
            <text:p>TestIso_8_5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8_5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office:value-type="string" calcext:value-type="string">
            <text:p>TestIso_8_5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office:value-type="string" calcext:value-type="string">
            <text:p>TestIso_8_5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office:value-type="string" calcext:value-type="string">
            <text:p>TestIso_8_5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office:value-type="string" calcext:value-type="string">
            <text:p>TestIso_8_5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office:value-type="string" calcext:value-type="string">
            <text:p>TestIso_8_5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office:value-type="string" calcext:value-type="string">
            <text:p>TestIso_8_5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office:value-type="string" calcext:value-type="string">
            <text:p>TestIso_8_5_1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table:table-cell table:style-name="ce33" office:value-type="string" calcext:value-type="string">
            <text:p>Open</text:p>
          </table:table-cell>
          <table:table-cell table:style-name="ce24" table:number-columns-repeated="3"/>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office:value-type="string" calcext:value-type="string">
            <text:p>TestIso_8_5_1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office:value-type="string" calcext:value-type="string">
            <text:p>TestIso_8_5_1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office:value-type="string" calcext:value-type="string">
            <text:p>TestIso_8_5_1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office:value-type="string" calcext:value-type="string">
            <text:p>TestIso_8_5_1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table:style-name="ce21" office:value-type="string" calcext:value-type="string" table:number-columns-spanned="5" table:number-rows-spanned="1">
            <text:p>Error counter management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office:value-type="string" calcext:value-type="string">
            <text:p>TestIso_8_6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6" calcext:value-type="float">
            <text:p>6</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office:value-type="string" calcext:value-type="string">
            <text:p>TestIso_8_6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office:value-type="string" calcext:value-type="string">
            <text:p>TestIso_8_6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office:value-type="string" calcext:value-type="string">
            <text:p>TestIso_8_6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0" calcext:value-type="float">
            <text:p>10</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office:value-type="string" calcext:value-type="string">
            <text:p>TestIso_8_6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office:value-type="string" calcext:value-type="string">
            <office:annotation draw:style-name="gr10" draw:text-style-name="P2" svg:width="82.18pt" svg:height="52.61pt" svg:x="1238pt" svg:y="2418.21pt" draw:caption-point-x="-17.29pt" draw:caption-point-y="42.8pt">
              <dc:date>2020-09-20T00:00:00</dc:date>
              <text:p text:style-name="P1"><text:span text:style-name="T1">Response part of the ISO shall be after “overload” not after “error” flag!</text:span></text:p>
            </office:annotation>
            <text:p>ISO Typo</text:p>
          </table:table-cell>
          <table:table-cell table:number-columns-repeated="1012"/>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office:value-type="string" calcext:value-type="string">
            <text:p>TestIso_8_6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4" calcext:value-type="float">
            <text:p>3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office:value-type="string" calcext:value-type="string">
            <text:p>TestIso_8_6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office:value-type="string" calcext:value-type="string">
            <text:p>TestIso_8_6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office:value-type="string" calcext:value-type="string">
            <text:p>TestIso_8_6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2" calcext:value-type="float">
            <text:p>1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office:value-type="string" calcext:value-type="string">
            <text:p>TestIso_8_6_1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office:value-type="string" calcext:value-type="string">
            <text:p>TestIso_8_6_1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office:value-type="string" calcext:value-type="string">
            <text:p>TestIso_8_6_1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office:value-type="string" calcext:value-type="string">
            <text:p>TestIso_8_6_1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office:value-type="string" calcext:value-type="string">
            <text:p>TestIso_8_6_1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office:value-type="string" calcext:value-type="string">
            <text:p>TestIso_8_6_1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office:value-type="string" calcext:value-type="string">
            <text:p>TestIso_8_6_1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office:value-type="string" calcext:value-type="string">
            <text:p>ISO Typo</text:p>
          </table:table-cell>
          <table:table-cell table:number-columns-repeated="1012"/>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office:value-type="string" calcext:value-type="string">
            <text:p>TestIso_8_6_1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office:value-type="string" calcext:value-type="string">
            <text:p>TestIso_8_6_1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office:value-type="string" calcext:value-type="string">
            <text:p>TestIso_8_6_1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office:value-type="string" calcext:value-type="string">
            <text:p>TestIso_8_6_20</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4" calcext:value-type="float">
            <text:p>4</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office:value-type="string" calcext:value-type="string">
            <text:p>TestIso_8_6_2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office:annotation draw:style-name="gr9" draw:text-style-name="P2" svg:width="82.18pt" svg:height="108.91pt" svg:x="1238pt" svg:y="2658.22pt" draw:caption-point-x="-17.29pt" draw:caption-point-y="42.8pt">
              <dc:date>2020-11-15T00:00:00</dc:date>
              <text:p text:style-name="P1"><text:span text:style-name="T1">In this test, the TEC should be in the end lower by 1, since IUT retransmitted the frame! Therefore it should decrement its TEC, not stay at the same value as on startup!</text:span></text:p>
            </office:annotation>
            <text:p>ISO ERROR!</text:p>
          </table:table-cell>
          <table:table-cell table:number-columns-repeated="1012"/>
        </table:table-row>
        <table:table-row table:style-name="ro1">
          <table:table-cell table:style-name="ce21" office:value-type="string" calcext:value-type="string" table:number-columns-spanned="5" table:number-rows-spanned="1">
            <text:p>Bit timing – Transmitted Frame</text:p>
          </table:table-cell>
          <table:covered-table-cell table:number-columns-repeated="4"/>
          <table:table-cell table:style-name="ce7" table:number-columns-repeated="8"/>
          <table:table-cell table:number-columns-repeated="1011"/>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8_7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3" calcext:value-type="float">
            <text:p>3</text:p>
          </table:table-cell>
          <table:table-cell office:value-type="string" calcext:value-type="string">
            <office:annotation draw:style-name="gr8" draw:text-style-name="P2" svg:width="82.18pt" svg:height="127.67pt" svg:x="1238pt" svg:y="2688.21pt" draw:caption-point-x="-17.29pt" draw:caption-point-y="42.8pt">
              <dc:date>2020-09-28T00:00:00</dc:date>
              <text:p text:style-name="P1"><text:span text:style-name="T1">Sample point is given explicitly in a configuration. Maybe this could be extended to cover other sampling point configurations since ISO says for every possible sample point within given bit rate!</text:span></text:p>
            </office:annotation>
            <text:p>WARNING</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office:value-type="string" calcext:value-type="string">
            <text:p>TestIso_8_7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4" draw:text-style-name="P2" svg:width="82.18pt" svg:height="352.86pt" svg:x="1238pt" svg:y="2703.2pt" draw:caption-point-x="-17.29pt" draw:caption-point-y="42.8pt">
              <dc:date>2020-11-16T00:00:00</dc:date>
              <text:p text:style-name="P1"><text:span text:style-name="T1">Again, the same problem with input delay! The first edge in arbitration field will be transmitted by IUT after slightly more than integer number of time quantas.</text:span></text:p>
            </office:annotation>
            <text:p>WARNING</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office:value-type="string" calcext:value-type="string">
            <text:p>TestIso_8_7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4" draw:text-style-name="P2" svg:width="82.18pt" svg:height="352.86pt" svg:x="1238pt" svg:y="2718.23pt" draw:caption-point-x="-17.29pt" draw:caption-point-y="42.8pt">
              <dc:date>2020-11-16T00:00:00</dc:date>
              <text:p text:style-name="P1"><text:span text:style-name="T1">Again, the same problem with input delay! The first edge in arbitration field will be transmitted by IUT after slightly more than integer number of time quantas.</text:span></text:p>
              <text:p text:style-name="P1"><text:span text:style-name="T1"/></text:p>
              <text:p text:style-name="P1"><text:span text:style-name="T1">Also, more sample points shall be tested!</text:span></text:p>
            </office:annotation>
            <text:p>WARNING</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office:value-type="string" calcext:value-type="string">
            <text:p>TestIso_8_7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string" calcext:value-type="string">
            <text:p>MIN(SJW(N), PH2(N)</text:p>
          </table:table-cell>
          <table:table-cell office:value-type="string" calcext:value-type="string">
            <office:annotation draw:style-name="gr3" draw:text-style-name="P2" svg:width="82.18pt" svg:height="80.76pt" svg:x="1238pt" svg:y="2733.22pt" draw:caption-point-x="-17.29pt" draw:caption-point-y="42.8pt">
              <dc:date>2020-11-17T00:00:00</dc:date>
              <text:p text:style-name="P1"><text:span text:style-name="T1">Here this works thanks to input delay! We might consider changing last monitored value of the shortened bit.</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office:value-type="string" calcext:value-type="string">
            <text:p>TestIso_8_7_5</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string" calcext:value-type="string">
            <text:p>PH2(N) – SJW(N)</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office:value-type="string" calcext:value-type="string">
            <text:p>TestIso_8_7_6</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10" draw:text-style-name="P2" svg:width="82.18pt" svg:height="52.61pt" svg:x="1238pt" svg:y="2763.21pt" draw:caption-point-x="-17.29pt" draw:caption-point-y="42.8pt">
              <dc:date>2020-11-21T00:00:00</dc:date>
              <text:p text:style-name="P1"><text:span text:style-name="T1">Multiple Sample points with the same bit-rate should be considered!</text:span></text:p>
            </office:annotation>
            <text:p>TODO</text:p>
          </table:table-cell>
          <table:table-cell table:number-columns-repeated="1012"/>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office:value-type="string" calcext:value-type="string">
            <text:p>TestIso_8_7_7</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office:value-type="string" calcext:value-type="string">
            <text:p>TestIso_8_7_8</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10" draw:text-style-name="P2" svg:width="82.18pt" svg:height="52.61pt" svg:x="1238pt" svg:y="2793.2pt" draw:caption-point-x="-17.29pt" draw:caption-point-y="42.8pt">
              <dc:date>2020-11-21T00:00:00</dc:date>
              <text:p text:style-name="P1"><text:span text:style-name="T1">Multiple Sample points with the same bit-rate should be considered!</text:span></text:p>
            </office:annotation>
            <text:p>TODO</text:p>
          </table:table-cell>
          <table:table-cell table:number-columns-repeated="1012"/>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office:value-type="string" calcext:value-type="string">
            <text:p>TestIso_8_7_9</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1" draw:text-style-name="P2" svg:width="82.18pt" svg:height="183.97pt" svg:x="1238pt" svg:y="2808.23pt" draw:caption-point-x="-17.29pt" draw:caption-point-y="42.8pt">
              <dc:date>2020-11-21T00:00:00</dc:date>
              <text:p text:style-name="P1"><text:span text:style-name="T1">I think here next edge shall be expected 6 bit times + PH2 – SJW – 1 Time quantas instead! It is the same scenario as previous test, only here, the edge comes one TQ after sample point, therefore with the same resynchronization behavior (SJW <text:s/>limited), the next edge shall come 1 TQ earlier!</text:span></text:p>
            </office:annotation>
            <text:p>ISO ERROR</text:p>
          </table:table-cell>
          <table:table-cell table:number-columns-repeated="1012"/>
        </table:table-row>
        <table:table-row table:style-name="ro1">
          <table:table-cell table:style-name="ce21" office:value-type="string" calcext:value-type="string" table:number-columns-spanned="5" table:number-rows-spanned="1">
            <text:p>Bit timing CAN FD frame format – Transmitted Frame</text:p>
          </table:table-cell>
          <table:covered-table-cell table:number-columns-repeated="4"/>
          <table:table-cell table:style-name="ce7" table:number-columns-repeated="8"/>
          <table:table-cell table:number-columns-repeated="1011"/>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office:value-type="string" calcext:value-type="string">
            <text:p>TestIso_8_8_1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6" draw:text-style-name="P2" svg:width="82.18pt" svg:height="33.85pt" svg:x="1238pt" svg:y="2838.22pt" draw:caption-point-x="-17.29pt" draw:caption-point-y="42.8pt">
              <dc:date>2020-11-21T00:00:00</dc:date>
              <text:p text:style-name="P1"><text:span text:style-name="T1">Different Sample points should be tried.</text:span></text:p>
            </office:annotation>
            <text:p>TODO</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office:value-type="string" calcext:value-type="string">
            <text:p>TestIso_8_8_1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1" calcext:value-type="float">
            <text:p>1</text:p>
          </table:table-cell>
          <table:table-cell office:value-type="string" calcext:value-type="string">
            <office:annotation draw:style-name="gr6" draw:text-style-name="P2" svg:width="82.18pt" svg:height="33.85pt" svg:x="1238pt" svg:y="2853.21pt" draw:caption-point-x="-17.29pt" draw:caption-point-y="42.8pt">
              <dc:date>2020-11-21T00:00:00</dc:date>
              <text:p text:style-name="P1"><text:span text:style-name="T1">Different Sample points should be tried.</text:span></text:p>
            </office:annotation>
            <text:p>TODO</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office:value-type="string" calcext:value-type="string">
            <text:p>TestIso_8_8_1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office:value-type="float" office:value="2" calcext:value-type="float">
            <text:p>2</text:p>
          </table:table-cell>
          <table:table-cell office:value-type="string" calcext:value-type="string">
            <office:annotation draw:style-name="gr11" draw:text-style-name="P2" svg:width="82.18pt" svg:height="71.38pt" svg:x="1238pt" svg:y="2868.21pt" draw:caption-point-x="-17.29pt" draw:caption-point-y="42.8pt">
              <dc:date>2020-11-21T00:00:00</dc:date>
              <text:p text:style-name="P1"><text:span text:style-name="T1">Fails due to input delay of 2 clock cycles! If input resynchronizer Is left out, it works fine in data phase!</text:span></text:p>
            </office:annotation>
            <text:p>BUG??</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office:value-type="string" calcext:value-type="string">
            <text:p>TestIso_8_8_1_4</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office:annotation draw:style-name="gr11" draw:text-style-name="P2" svg:width="82.18pt" svg:height="71.38pt" svg:x="1238pt" svg:y="2883.2pt" draw:caption-point-x="-17.29pt" draw:caption-point-y="42.8pt">
              <dc:date>2020-11-21T00:00:00</dc:date>
              <text:p text:style-name="P1"><text:span text:style-name="T1">Fails due to input delay of 2 clock cycles! If input resynchronizer Is left out, it works fine in data phase!</text:span></text:p>
            </office:annotation>
            <text:p>BUG??</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office:value-type="string" calcext:value-type="string">
            <text:p>TestIso_8_8_2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number-columns-repeated="1014"/>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office:value-type="string" calcext:value-type="string">
            <text:p>TestIso_8_8_2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Secondary sample point test in DATA field</text:p>
          </table:table-cell>
          <table:table-cell office:value-type="string" calcext:value-type="string">
            <text:p>TestIso_8_8_2_3</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office:annotation draw:style-name="gr11" draw:text-style-name="P2" svg:width="82.18pt" svg:height="71.38pt" svg:x="1220.71pt" svg:y="2971.02pt" draw:caption-point-x="0pt" draw:caption-point-y="0pt">
              <dc:date>2020-11-21T00:00:00</dc:date>
              <text:p text:style-name="P1"><text:span text:style-name="T1">Fails due to input delay of 2 clock cycles! If input resynchronizer Is left out, it works fine in data phase!</text:span></text:p>
            </office:annotation>
            <text:p>BUG??</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table:table-cell table:style-name="ce33" office:value-type="string" calcext:value-type="string">
            <text:p>Open</text:p>
          </table:table-cell>
          <table:table-cell table:style-name="ce24" table:number-columns-repeated="3"/>
          <table:table-cell/>
          <table:table-cell table:style-name="Default"/>
          <table:table-cell table:number-columns-repeated="1012"/>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office:value-type="string" calcext:value-type="string">
            <text:p>TestIso_8_8_3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office:value-type="string" calcext:value-type="string">
            <text:p>TestIso_8_8_3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office:value-type="string" calcext:value-type="string">
            <text:p>TestIso_8_8_4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text:p>BRP_FD &gt; 2</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office:value-type="string" calcext:value-type="string">
            <text:p>TestIso_8_8_4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table-cell office:value-type="string" calcext:value-type="string">
            <text:p>BRP_FD &gt; 2 ISO ERROR</text:p>
          </table:table-cell>
          <table:table-cell table:number-columns-repeated="1012"/>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office:value-type="string" calcext:value-type="string">
            <text:p>TestIso_8_8_5_1</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number-columns-repeated="1014"/>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office:value-type="string" calcext:value-type="string">
            <text:p>TestIso_8_8_5_2</text:p>
          </table:table-cell>
          <table:table-cell table:style-name="ce34" office:value-type="string" calcext:value-type="string">
            <text:p>Completed</text:p>
          </table:table-cell>
          <table:table-cell table:style-name="ce24" office:value-type="string" calcext:value-type="string">
            <text:p>Yes</text:p>
          </table:table-cell>
          <table:table-cell table:style-name="ce24" table:number-columns-repeated="2"/>
          <table:table-cell table:number-columns-repeated="1014"/>
        </table:table-row>
        <table:table-row table:style-name="ro1">
          <table:table-cell table:style-name="ce21" office:value-type="string" calcext:value-type="string" table:number-columns-spanned="5" table:number-rows-spanned="1">
            <text:p>Error counter management – Bidirectional Frame</text:p>
          </table:table-cell>
          <table:covered-table-cell table:number-columns-repeated="4"/>
          <table:table-cell table:style-name="ce7" table:number-columns-repeated="8"/>
          <table:table-cell table:number-columns-repeated="1011"/>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table:table-cell table:style-name="ce33" office:value-type="string" calcext:value-type="string">
            <text:p>Open</text:p>
          </table:table-cell>
          <table:table-cell table:style-name="ce24" table:number-columns-repeated="3"/>
          <table:table-cell office:value-type="float" office:value="16" calcext:value-type="float">
            <text:p>16</text:p>
          </table:table-cell>
          <table:table-cell table:number-columns-repeated="1013"/>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table:table-cell table:style-name="ce33" office:value-type="string" calcext:value-type="string">
            <text:p>Open</text:p>
          </table:table-cell>
          <table:table-cell table:style-name="ce24" table:number-columns-repeated="3"/>
          <table:table-cell office:value-type="float" office:value="16" calcext:value-type="float">
            <text:p>16</text:p>
          </table:table-cell>
          <table:table-cell table:number-columns-repeated="1013"/>
        </table:table-row>
        <table:table-row table:style-name="ro1">
          <table:table-cell table:number-columns-repeated="6"/>
          <table:table-cell table:style-name="ce24" table:number-columns-repeated="4"/>
          <table:table-cell table:number-columns-repeated="1014"/>
        </table:table-row>
        <table:table-row table:style-name="ro1">
          <table:table-cell table:number-columns-repeated="6"/>
          <table:table-cell table:style-name="ce24" table:number-columns-repeated="4"/>
          <table:table-cell table:style-name="Default"/>
          <table:table-cell table:number-columns-repeated="1013"/>
        </table:table-row>
        <table:table-row table:style-name="ro1">
          <table:table-cell table:number-columns-repeated="4"/>
          <table:table-cell table:style-name="ce2" table:number-columns-repeated="2"/>
          <table:table-cell table:style-name="ce39" table:number-columns-repeated="4"/>
          <table:table-cell table:number-columns-repeated="1014"/>
        </table:table-row>
        <table:table-row table:style-name="ro7">
          <table:table-cell table:number-columns-repeated="4"/>
          <table:table-cell table:style-name="ce26" table:number-columns-repeated="2"/>
          <table:table-cell table:style-name="ce39" table:number-columns-repeated="4"/>
          <table:table-cell table:number-columns-repeated="1014"/>
        </table:table-row>
        <table:table-row table:style-name="ro8">
          <table:table-cell table:number-columns-repeated="4"/>
          <table:table-cell table:style-name="ce26" table:number-columns-repeated="2"/>
          <table:table-cell table:style-name="ce39" table:number-columns-repeated="4"/>
          <table:table-cell table:number-columns-repeated="1014"/>
        </table:table-row>
        <table:table-row table:style-name="ro9">
          <table:table-cell table:number-columns-repeated="4"/>
          <table:table-cell table:style-name="ce26" table:number-columns-repeated="2"/>
          <table:table-cell table:style-name="ce39" table:number-columns-repeated="4"/>
          <table:table-cell table:number-columns-repeated="1014"/>
        </table:table-row>
        <table:table-row table:style-name="ro10">
          <table:table-cell table:number-columns-repeated="4"/>
          <table:table-cell table:style-name="ce26" table:number-columns-repeated="2"/>
          <table:table-cell table:number-columns-repeated="1018"/>
        </table:table-row>
        <table:table-row table:style-name="ro11">
          <table:table-cell table:number-columns-repeated="4"/>
          <table:table-cell table:style-name="ce26" table:number-columns-repeated="2"/>
          <table:table-cell table:number-columns-repeated="1018"/>
        </table:table-row>
        <table:table-row table:style-name="ro12">
          <table:table-cell table:number-columns-repeated="4"/>
          <table:table-cell table:style-name="ce26" table:number-columns-repeated="2"/>
          <table:table-cell table:number-columns-repeated="1018"/>
        </table:table-row>
        <table:table-row table:style-name="ro1" table:number-rows-repeated="3">
          <table:table-cell table:number-columns-repeated="4"/>
          <table:table-cell table:style-name="ce26" table:number-columns-repeated="2"/>
          <table:table-cell table:number-columns-repeated="1018"/>
        </table:table-row>
        <table:table-row table:style-name="ro13">
          <table:table-cell table:number-columns-repeated="4"/>
          <table:table-cell table:style-name="ce26" table:number-columns-repeated="2"/>
          <table:table-cell table:number-columns-repeated="1018"/>
        </table:table-row>
        <table:table-row table:style-name="ro14">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6">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8">
          <table:table-cell table:number-columns-repeated="4"/>
          <table:table-cell table:style-name="ce26" table:number-columns-repeated="2"/>
          <table:table-cell table:number-columns-repeated="1018"/>
        </table:table-row>
        <table:table-row table:style-name="ro1">
          <table:table-cell table:number-columns-repeated="4"/>
          <table:table-cell table:style-name="ce26" table:number-columns-repeated="2"/>
          <table:table-cell table:number-columns-repeated="1018"/>
        </table:table-row>
        <table:table-row table:style-name="ro1">
          <table:table-cell table:number-columns-repeated="2"/>
          <table:table-cell table:style-name="ce2" table:number-columns-repeated="2"/>
          <table:table-cell table:style-name="ce9" table:number-columns-repeated="2"/>
          <table:table-cell table:number-columns-repeated="1018"/>
        </table:table-row>
        <table:table-row table:style-name="ro1">
          <table:table-cell table:number-columns-repeated="4"/>
          <table:table-cell table:style-name="ce28" table:number-columns-repeated="2"/>
          <table:table-cell table:number-columns-repeated="1018"/>
        </table:table-row>
        <table:table-row table:style-name="ro1" table:number-rows-repeated="2">
          <table:table-cell table:number-columns-repeated="4"/>
          <table:table-cell table:style-name="ce26" table:number-columns-repeated="2"/>
          <table:table-cell table:number-columns-repeated="1018"/>
        </table:table-row>
        <table:table-row table:style-name="ro17">
          <table:table-cell table:number-columns-repeated="4"/>
          <table:table-cell table:style-name="ce9" table:number-columns-repeated="2"/>
          <table:table-cell table:number-columns-repeated="1018"/>
        </table:table-row>
        <table:table-row table:style-name="ro1" table:number-rows-repeated="6">
          <table:table-cell table:number-columns-repeated="4"/>
          <table:table-cell table:style-name="ce26" table:number-columns-repeated="2"/>
          <table:table-cell table:number-columns-repeated="1018"/>
        </table:table-row>
        <table:table-row table:style-name="ro15">
          <table:table-cell table:number-columns-repeated="4"/>
          <table:table-cell table:style-name="ce26" table:number-columns-repeated="2"/>
          <table:table-cell table:number-columns-repeated="1018"/>
        </table:table-row>
        <table:table-row table:style-name="ro18">
          <table:table-cell table:number-columns-repeated="4"/>
          <table:table-cell table:style-name="ce26" table:number-columns-repeated="2"/>
          <table:table-cell table:number-columns-repeated="1018"/>
        </table:table-row>
        <table:table-row table:style-name="ro1" table:number-rows-repeated="31">
          <table:table-cell table:number-columns-repeated="4"/>
          <table:table-cell table:style-name="ce26" table:number-columns-repeated="2"/>
          <table:table-cell table:number-columns-repeated="1018"/>
        </table:table-row>
        <table:table-row table:style-name="ro1">
          <table:table-cell table:number-columns-repeated="1024"/>
        </table:table-row>
        <table:table-row table:style-name="ro1" table:number-rows-repeated="16">
          <table:table-cell table:number-columns-repeated="4"/>
          <table:table-cell table:style-name="ce26" table:number-columns-repeated="2"/>
          <table:table-cell table:number-columns-repeated="1018"/>
        </table:table-row>
        <table:table-row table:style-name="ro1">
          <table:table-cell table:number-columns-repeated="4"/>
          <table:table-cell table:style-name="ce9" table:number-columns-repeated="2"/>
          <table:table-cell table:number-columns-repeated="1018"/>
        </table:table-row>
        <table:table-row table:style-name="ro1" table:number-rows-repeated="5">
          <table:table-cell table:number-columns-repeated="4"/>
          <table:table-cell table:style-name="ce26" table:number-columns-repeated="2"/>
          <table:table-cell table:number-columns-repeated="1018"/>
        </table:table-row>
        <table:table-row table:style-name="ro1" table:number-rows-repeated="10482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6">00/00/0000</text:date>, <text:time style:data-style-name="N2" text:time-value="21:30:06.8371248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1-02-06T18:47:31.143139566</dc:date>
    <meta:editing-duration>P70DT8H35M31S</meta:editing-duration>
    <meta:editing-cycles>630</meta:editing-cycles>
    <meta:document-statistic meta:table-count="1" meta:cell-count="1706" meta:object-count="0"/>
  </office:meta>
</office:document-meta>
</file>